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2cm"/>
      <style:paragraph-properties style:writing-mode="lr-tb"/>
    </style:style>
    <style:style style:name="gr2" style:family="graphic" style:parent-style-name="standard">
      <style:graphic-properties draw:fill-color="#81aca6" draw:textarea-horizontal-align="justify" draw:textarea-vertical-align="top" draw:auto-grow-height="false" fo:min-height="8.25cm" fo:min-width="1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81aca6"/>
      <style:paragraph-properties fo:text-align="center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2.5cm" svg:height="1.25cm" svg:x="9.25cm" svg:y="1cm">
          <text:p text:style-name="P1">I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5cm" svg:height="8.5cm" svg:x="1.75cm" svg:y="3cm">
          <text:p text:style-name="P1"><text:span text:style-name="T1">MOVIMENT</text:span></text:p>
          <text:p text:style-name="P2">-Randome (Criteri)</text:p>
          <text:p text:style-name="P2">-Objectiu (ubicaco objectiu + Criteri)</text:p>
          <text:p text:style-name="P2"/>
          <text:p text:style-name="P2">Criteri -&gt; Hora del dia, Temps (plou, sol), Situacio(gana, set,..)</text:p>
          <text:p text:style-name="P2"><text:tab/><text:tab/>, Camí més fàcil/difícil,... Tot gire en torn a la prioritat</text:p>
          <text:p text:style-name="P2"><text:s text:c="14"/>Quan + prioritat, - tikismikis (Sortim quan plou,...)</text:p>
          <text:p text:style-name="P2"/>
          <text:p text:style-name="P2">Objectiu -&gt; Objecte amb: Prioritat variable, Posisio o Llista de </text:p>
          <text:p text:style-name="P2"><text:s text:c="19"/>Posicions (poases previes abans d’objectiu final), </text:p>
          <text:p text:style-name="P2"><text:s text:c="19"/>I quina accio probocara en nosaltres (+ o – en X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23T10:56:14.061000000</dc:date>
    <meta:editing-duration>PT5M34S</meta:editing-duration>
    <meta:editing-cycles>2</meta:editing-cycles>
    <meta:generator>LibreOffice/7.1.3.2$Windows_X86_64 LibreOffice_project/47f78053abe362b9384784d31a6e56f8511eb1c1</meta:generator>
    <meta:document-statistic meta:object-count="2"/>
  </office:meta>
</office:document-meta>
</file>